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8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3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989cm" svg:height="1.673cm" svg:x="8.1cm" svg:y="1.5cm">
          <draw:text-box>
            <text:p>FLUXOGRAMA DE ABERTURA DE CHAMADO</text:p>
            <text:p>SOLICITANTE</text:p>
          </draw:text-box>
        </draw:frame>
        <draw:custom-shape draw:style-name="gr2" draw:text-style-name="P3" xml:id="id1" draw:id="id1" draw:layer="layout" svg:width="2.1cm" svg:height="2cm" svg:x="2.9cm" svg:y="4.5cm">
          <text:p text:style-name="P2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4.7cm" svg:height="2.4cm" svg:x="7.2cm" svg:y="4.3cm">
          <text:p text:style-name="P4"><text:span text:style-name="T2">Solicitante utiliza </text:span><text:span text:style-name="T2"><text:line-break/></text:span><text:span text:style-name="T2">URL do sistema </text:span><text:span text:style-name="T2"><text:line-break/></text:span><text:span text:style-name="T2">para abrir chamado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5cm" svg:y1="5.5cm" svg:x2="7.2cm" svg:y2="5.5cm" draw:start-shape="id1" draw:start-glue-point="10" draw:end-shape="id2" svg:d="M5000 5500h2200" svg:viewBox="0 0 2201 1">
          <text:p/>
        </draw:connector>
        <draw:custom-shape draw:style-name="gr5" draw:text-style-name="P5" xml:id="id3" draw:id="id3" draw:layer="layout" svg:width="5.4cm" svg:height="2.4cm" svg:x="14cm" svg:y="4.3cm">
          <text:p text:style-name="P4"><text:span text:style-name="T2">Solicitação é encaminhada</text:span><text:span text:style-name="T2"><text:line-break/></text:span><text:span text:style-name="T2">para dentro do sistema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9cm" svg:y1="5.5cm" svg:x2="14cm" svg:y2="5.5cm" draw:start-shape="id2" draw:start-glue-point="1" draw:end-shape="id3" draw:end-glue-point="3" svg:d="M11900 5500h2100" svg:viewBox="0 0 2101 1">
          <text:p/>
        </draw:connector>
        <draw:custom-shape draw:style-name="gr6" draw:text-style-name="P5" xml:id="id4" draw:id="id4" draw:layer="layout" svg:width="5.2cm" svg:height="2.3cm" svg:x="14.1cm" svg:y="8.1cm">
          <text:p text:style-name="P4"><text:span text:style-name="T2">Solicitação aguarda que </text:span><text:span text:style-name="T2"><text:line-break/></text:span><text:span text:style-name="T2">algum técnico</text:span><text:span text:style-name="T2"><text:line-break/></text:span><text:span text:style-name="T2">veja o chamado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6.7cm" svg:y1="6.7cm" svg:x2="16.7cm" svg:y2="8.1cm" draw:start-shape="id3" draw:start-glue-point="2" draw:end-shape="id4" draw:end-glue-point="0" svg:d="M16700 6700v1400" svg:viewBox="0 0 1 1401">
          <text:p/>
        </draw:connector>
        <draw:custom-shape draw:style-name="gr7" draw:text-style-name="P3" xml:id="id5" draw:id="id5" draw:layer="layout" svg:width="2.6cm" svg:height="2.2cm" svg:x="15.4cm" svg:y="11.9cm">
          <text:p text:style-name="P2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6.7cm" svg:y1="10.4cm" svg:x2="16.7cm" svg:y2="11.9cm" draw:start-shape="id4" draw:start-glue-point="2" draw:end-shape="id5" svg:d="M16700 104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55:30.607074646</meta:creation-date>
    <dc:date>2016-01-28T16:05:49.287479750</dc:date>
    <meta:editing-duration>PT10M17S</meta:editing-duration>
    <meta:editing-cycles>3</meta:editing-cycles>
    <meta:generator>LibreOffice/5.0.4.2$Linux_X86_64 LibreOffice_project/00m0$Build-2</meta:generator>
    <meta:document-statistic meta:object-count="10"/>
  </office:meta>
</office:document-meta>
</file>